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paragraph-rsid="001525f1"/>
    </style:style>
    <style:style style:name="P2" style:family="paragraph" style:parent-style-name="Text_20_body">
      <style:paragraph-properties fo:text-align="start" style:justify-single-word="false"/>
      <style:text-properties officeooo:paragraph-rsid="001525f1"/>
    </style:style>
    <style:style style:name="P3" style:family="paragraph" style:parent-style-name="Heading_20_4">
      <style:paragraph-properties fo:text-align="start" style:justify-single-word="false"/>
      <style:text-properties officeooo:rsid="001525f1" officeooo:paragraph-rsid="001525f1"/>
    </style:style>
    <style:style style:name="P4" style:family="paragraph" style:parent-style-name="Standard">
      <style:paragraph-properties fo:text-align="center" style:justify-single-word="false"/>
      <style:text-properties officeooo:rsid="001525f1" officeooo:paragraph-rsid="001525f1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Liberation Serif" fo:font-size="12pt" officeooo:rsid="001525f1" officeooo:paragraph-rsid="001525f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525f1" officeooo:paragraph-rsid="001525f1" style:font-size-asian="12pt" style:font-size-complex="12pt"/>
    </style:style>
    <style:style style:name="P7" style:family="paragraph" style:parent-style-name="Text_20_body">
      <style:text-properties style:font-name="Liberation Serif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2pt" officeooo:paragraph-rsid="001525f1" style:font-size-asian="12pt" style:font-size-complex="12pt"/>
    </style:style>
    <style:style style:name="P9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officeooo:rsid="001525f1" officeooo:paragraph-rsid="001525f1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normal" officeooo:rsid="001525f1" officeooo:paragraph-rsid="001525f1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1525f1"/>
    </style:style>
    <style:style style:name="P12" style:family="paragraph" style:parent-style-name="Text_20_body">
      <style:text-properties officeooo:paragraph-rsid="001525f1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25f1" officeooo:paragraph-rsid="001525f1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font-name="Liberation Serif" fo:font-size="12pt" officeooo:rsid="001525f1" officeooo:paragraph-rsid="001525f1" style:font-size-asian="12pt" style:font-size-complex="12pt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15ebae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1525f1"/>
    </style:style>
    <style:style style:name="P17" style:family="paragraph" style:parent-style-name="Preformatted_20_Text">
      <style:paragraph-properties fo:margin-top="0cm" fo:margin-bottom="0.499cm" style:contextual-spacing="false"/>
      <style:text-properties fo:font-weight="bold" officeooo:rsid="0016a4b0" officeooo:paragraph-rsid="0016a4b0" style:font-weight-asian="bold" style:font-weight-complex="bold"/>
    </style:style>
    <style:style style:name="P18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officeooo:rsid="0016a4b0" officeooo:paragraph-rsid="0016a4b0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525f1" style:font-size-asian="12pt" style:font-size-complex="12pt"/>
    </style:style>
    <style:style style:name="T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fo:font-weight="bold" officeooo:rsid="001525f1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fo:font-weight="bold" officeooo:rsid="0015ebae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bold" officeooo:rsid="0016a4b0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525f1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5ebae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15ebae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fo:font-weight="normal" officeooo:rsid="0015ebae" style:font-size-asian="12pt" style:font-weight-asian="normal" style:font-size-complex="12pt" style:font-weight-complex="normal"/>
    </style:style>
    <style:style style:name="T19" style:family="text">
      <style:text-properties officeooo:rsid="0016a4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ANDOS BASICOS DE LINUX</text:p>
      <text:p text:style-name="P4"/>
      <text:h text:style-name="P3" text:outline-level="4"><text:span text:style-name="Strong_20_Emphasis"><text:span text:style-name="T1">Estructura de los comandos</text:span></text:span></text:h>
      <text:p text:style-name="P7">Los comandos en Linux siguen una estructura básica:</text:p>
      <text:p text:style-name="P6">comando [opciones] [argumentos] </text:p>
      <text:p text:style-name="P6"/>
      <text:p text:style-name="P2"><text:span text:style-name="Strong_20_Emphasis"><text:span text:style-name="T2">Comando</text:span></text:span><text:span text:style-name="T2">: La acción que se deseaa ejecutar (por ejemplo, </text:span><text:span text:style-name="Source_20_Text"><text:span text:style-name="T2">ls</text:span></text:span><text:span text:style-name="T2"> para listar archivos).</text:span></text:p>
      <text:p text:style-name="P2"><text:span text:style-name="Strong_20_Emphasis"><text:span text:style-name="T1">Opciones</text:span></text:span><text:span text:style-name="T1">: Modificadores que cambian el comportamiento del comando (por ejemplo, </text:span><text:span text:style-name="Source_20_Text"><text:span text:style-name="T1">-l</text:span></text:span><text:span text:style-name="T1"> para mostrar detalles de los archivos).</text:span></text:p>
      <text:p text:style-name="P2"><text:span text:style-name="Strong_20_Emphasis"><text:span text:style-name="T1">Argumentos</text:span></text:span><text:span text:style-name="T1">: El archivo o directorio sobre el cual </text:span><text:span text:style-name="T2">se</text:span><text:span text:style-name="T1"> quiere ejecutar la acción (por ejemplo, el nombre de un archivo o directorio). </text:span></text:p>
      <text:p text:style-name="P8"/>
      <text:h text:style-name="P1" text:outline-level="3"><text:span text:style-name="Strong_20_Emphasis"><text:span text:style-name="T2">A.- </text:span></text:span><text:span text:style-name="Strong_20_Emphasis"><text:span text:style-name="T1">Navegación por el sistema de archivos:</text:span></text:span></text:h>
      <text:p text:style-name="P2"><text:span text:style-name="Strong_20_Emphasis"><text:span text:style-name="T2">Para abrir una nueva terminal ejecutar la combinación de teclas ctrl <text:s/>+ alt + t</text:span></text:span></text:p>
      <text:h text:style-name="Heading_20_4" text:outline-level="4"><text:span text:style-name="Strong_20_Emphasis"><text:span text:style-name="T1">Listar archivos y directorios: </text:span></text:span><text:span text:style-name="Strong_20_Emphasis"><text:span text:style-name="T2">l</text:span></text:span><text:span text:style-name="Source_20_Text"><text:span text:style-name="T2">s</text:span></text:span></text:h>
      <text:p text:style-name="Text_20_body"><text:span text:style-name="Source_20_Text"><text:span text:style-name="T2">e</text:span></text:span><text:span text:style-name="Source_20_Text"><text:span text:style-name="T1">l comando ls te permite ver el contenido del directorio actual. </text:span></text:span></text:p>
      <text:p text:style-name="P12"><text:span text:style-name="Source_20_Text"><text:span text:style-name="T1">Para listar con más detalles (permisos, tamaño, etc.): </text:span></text:span></text:p>
      <text:p text:style-name="P12"><text:span text:style-name="Source_20_Text"><text:span text:style-name="T1">Para ver archivos ocultos (los archivos que comienzan con un punto son ocultos):</text:span></text:span></text:p>
      <text:p text:style-name="P9">agregar captura de consola ls</text:p>
      <text:p text:style-name="P11"><text:span text:style-name="T4">B.- </text:span><text:span text:style-name="Strong_20_Emphasis"><text:span text:style-name="T3">Crear y eliminar directorios: </text:span></text:span><text:span text:style-name="Strong_20_Emphasis"><text:span text:style-name="Source_20_Text"><text:span text:style-name="T3">mkdir</text:span></text:span></text:span><text:span text:style-name="Strong_20_Emphasis"><text:span text:style-name="T3"> y </text:span></text:span><text:span text:style-name="Strong_20_Emphasis"><text:span text:style-name="Source_20_Text"><text:span text:style-name="T3">rmdir</text:span></text:span></text:span><text:span text:style-name="Strong_20_Emphasis"><text:span text:style-name="Source_20_Text"><text:span text:style-name="T7">, </text:span></text:span></text:span><text:span text:style-name="Strong_20_Emphasis"><text:span text:style-name="Source_20_Text"><text:span text:style-name="T8">respectivamente si el directorio se encuentra vacio. Para eliminar directorios con archivos, se ejecuta </text:span></text:span></text:span><text:span text:style-name="Strong_20_Emphasis"><text:span text:style-name="Source_20_Text"><text:span text:style-name="T4">rm -r nombredeldirectorio</text:span></text:span></text:span><text:span text:style-name="Strong_20_Emphasis"><text:span text:style-name="Source_20_Text"><text:span text:style-name="T8">.</text:span></text:span></text:span></text:p>
      <text:p text:style-name="P11"><text:span text:style-name="Source_20_Text"><text:span text:style-name="T4">Agregar captura</text:span></text:span></text:p>
      <text:p text:style-name="P11"><text:span text:style-name="T4">C.-</text:span><text:span text:style-name="T6">Crear,</text:span><text:span text:style-name="T3">Copiar, mover y eliminar archivos: </text:span><text:span text:style-name="T6">touch ,</text:span><text:span text:style-name="Source_20_Text"><text:span text:style-name="T3">cp</text:span></text:span><text:span text:style-name="T3">, </text:span><text:span text:style-name="Source_20_Text"><text:span text:style-name="T3">mv</text:span></text:span><text:span text:style-name="T3">, y </text:span><text:span text:style-name="Source_20_Text"><text:span text:style-name="T3">rm</text:span></text:span><text:span text:style-name="T3"> :</text:span><text:span text:style-name="T1"> </text:span><text:span text:style-name="T2">se crea un archivo ejemplo.txt y se guarda en el escritorio.</text:span></text:p>
      <text:p text:style-name="P17"><text:span text:style-name="T2"><text:s text:c="2"/></text:span></text:p>
      <text:p text:style-name="P5">Se abre una terminal.</text:p>
      <text:p text:style-name="P5">Captura inicial</text:p>
      <text:p text:style-name="P18">touch ejemplo.txt</text:p>
      <text:p text:style-name="P5"><text:span text:style-name="T13">copiar un archivo</text:span>: Para copiar un archivo se debe posicionarse en directorio donde se encuentra el archivo ejemplo.txt y ejecutar el comando <text:span text:style-name="T10">cp ejemplo.txt copia_ejemplo.txt</text:span>.</text:p>
      <text:p text:style-name="P9">Agregar captura</text:p>
      <text:p text:style-name="P10"><text:span text:style-name="T13">eliminar archivo:</text:span> dentro del directorio donde se encuentra el archivo ejecutar rm ejemplo.txt, y si se quiere eliminar un directorio que tenga archivos dentro rm -r guardarcopia</text:p>
      <text:p text:style-name="P9"><text:soft-page-break/>agregar captura</text:p>
      <text:p text:style-name="P9"><text:span text:style-name="T12">mover o renombrar: </text:span><text:span text:style-name="T11">dentro del directorio ejecutar mv ejemplo.txt nuevonombre.txt y cambiar el nombre del archivo.</text:span></text:p>
      <text:p text:style-name="P10">Si se quiero mover a un directorio nuevo, ejecutar mv ejemplo.txt guardaejemplo/ y pasara al directorio guardaejemplo.</text:p>
      <text:p text:style-name="P15"><text:span text:style-name="T9">Para mover a un directorio de linux nativo ejecutar </text:span><text:span text:style-name="T5">mv </text:span><text:span text:style-name="T3">~/Escritorio/archivo.txt ~/Documentos/ <text:s text:c="2"/></text:span><text:span text:style-name="T9">de este modo pasara de Escritorio a Documentos</text:span></text:p>
      <text:p text:style-name="P9"/>
      <text:p text:style-name="P9"/>
      <text:p text:style-name="P5"/>
      <text:p text:style-name="P9"/>
      <text:p text:style-name="P9"/>
      <text:p text:style-name="P12"><text:span text:style-name="Source_20_Text"/></text:p>
      <text:p text:style-name="P2"/>
      <text:p text:style-name="P2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08:14:44.203000000</meta:creation-date>
    <dc:date>2024-09-09T11:02:14.671000000</dc:date>
    <meta:editing-duration>PT2H39M30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8" meta:word-count="301" meta:character-count="1981" meta:non-whitespace-character-count="1698"/>
  </office:meta>
</office:document-meta>
</file>